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0aeb" officeooo:paragraph-rsid="00150aeb"/>
    </style:style>
    <style:style style:name="P2" style:family="paragraph" style:parent-style-name="Standard">
      <style:text-properties officeooo:rsid="00150aeb" officeooo:paragraph-rsid="001662a7"/>
    </style:style>
    <style:style style:name="P3" style:family="paragraph" style:parent-style-name="Standard">
      <style:text-properties officeooo:rsid="00150aeb" officeooo:paragraph-rsid="0019c807"/>
    </style:style>
    <style:style style:name="P4" style:family="paragraph" style:parent-style-name="Standard">
      <style:text-properties officeooo:rsid="00150aeb" officeooo:paragraph-rsid="001bf9bf"/>
    </style:style>
    <style:style style:name="P5" style:family="paragraph" style:parent-style-name="Standard">
      <style:text-properties officeooo:rsid="00150aeb" officeooo:paragraph-rsid="00388409"/>
    </style:style>
    <style:style style:name="P6" style:family="paragraph" style:parent-style-name="Standard">
      <style:text-properties officeooo:rsid="0019c807" officeooo:paragraph-rsid="0019c807"/>
    </style:style>
    <style:style style:name="P7" style:family="paragraph" style:parent-style-name="Standard">
      <style:paragraph-properties fo:text-align="center" style:justify-single-word="false"/>
      <style:text-properties officeooo:rsid="0019c807" officeooo:paragraph-rsid="002703e8"/>
    </style:style>
    <style:style style:name="P8" style:family="paragraph" style:parent-style-name="Standard">
      <style:paragraph-properties fo:text-align="center" style:justify-single-word="false"/>
      <style:text-properties officeooo:rsid="0019c807" officeooo:paragraph-rsid="00319dc5"/>
    </style:style>
    <style:style style:name="P9" style:family="paragraph" style:parent-style-name="Standard">
      <style:text-properties officeooo:rsid="0019c807" officeooo:paragraph-rsid="001cca4f"/>
    </style:style>
    <style:style style:name="P10" style:family="paragraph" style:parent-style-name="Standard">
      <style:text-properties officeooo:rsid="0019c807" officeooo:paragraph-rsid="00334d73"/>
    </style:style>
    <style:style style:name="P11" style:family="paragraph" style:parent-style-name="Standard">
      <style:text-properties fo:font-weight="bold" officeooo:rsid="001f4c20" officeooo:paragraph-rsid="001f4c20" style:font-weight-asian="bold" style:font-weight-complex="bold"/>
    </style:style>
    <style:style style:name="P12" style:family="paragraph" style:parent-style-name="Standard">
      <style:text-properties fo:font-weight="bold" officeooo:rsid="00218311" officeooo:paragraph-rsid="00218311" style:font-weight-asian="bold" style:font-weight-complex="bold"/>
    </style:style>
    <style:style style:name="P13" style:family="paragraph" style:parent-style-name="Standard">
      <style:text-properties fo:font-weight="bold" officeooo:rsid="002ab1af" officeooo:paragraph-rsid="002ab1af" style:font-weight-asian="bold" style:font-weight-complex="bold"/>
    </style:style>
    <style:style style:name="P14" style:family="paragraph" style:parent-style-name="Standard">
      <style:text-properties fo:font-weight="bold" officeooo:rsid="002ba59a" officeooo:paragraph-rsid="002ba59a" style:font-weight-asian="bold" style:font-weight-complex="bold"/>
    </style:style>
    <style:style style:name="P15" style:family="paragraph" style:parent-style-name="Standard">
      <style:text-properties fo:font-weight="bold" officeooo:rsid="00388409" officeooo:paragraph-rsid="00388409" style:font-weight-asian="bold" style:font-weight-complex="bold"/>
    </style:style>
    <style:style style:name="P16" style:family="paragraph" style:parent-style-name="Standard">
      <style:text-properties fo:font-weight="bold" officeooo:rsid="003a7a21" officeooo:paragraph-rsid="003a7a2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9c807" officeooo:paragraph-rsid="003a7a21" style:font-weight-asian="bold" style:font-weight-complex="bold"/>
    </style:style>
    <style:style style:name="P18" style:family="paragraph" style:parent-style-name="Standard">
      <style:text-properties officeooo:rsid="00218311" officeooo:paragraph-rsid="00218311"/>
    </style:style>
    <style:style style:name="P19" style:family="paragraph" style:parent-style-name="Standard">
      <style:paragraph-properties fo:text-align="center" style:justify-single-word="false"/>
      <style:text-properties officeooo:rsid="00218311" officeooo:paragraph-rsid="002703e8"/>
    </style:style>
    <style:style style:name="P20" style:family="paragraph" style:parent-style-name="Standard">
      <style:text-properties officeooo:rsid="00218311" officeooo:paragraph-rsid="00351c97"/>
    </style:style>
    <style:style style:name="P21" style:family="paragraph" style:parent-style-name="Standard">
      <style:text-properties officeooo:rsid="0022690c" officeooo:paragraph-rsid="0022690c"/>
    </style:style>
    <style:style style:name="P22" style:family="paragraph" style:parent-style-name="Standard" style:list-style-name="L1">
      <style:text-properties officeooo:rsid="0023e97e" officeooo:paragraph-rsid="0022690c"/>
    </style:style>
    <style:style style:name="P23" style:family="paragraph" style:parent-style-name="Standard">
      <style:text-properties officeooo:rsid="0023e97e" officeooo:paragraph-rsid="0023e97e"/>
    </style:style>
    <style:style style:name="P24" style:family="paragraph" style:parent-style-name="Standard" style:list-style-name="L2">
      <style:text-properties officeooo:rsid="0023e97e" officeooo:paragraph-rsid="0025f04b"/>
    </style:style>
    <style:style style:name="P25" style:family="paragraph" style:parent-style-name="Standard">
      <style:text-properties style:text-underline-style="solid" style:text-underline-width="auto" style:text-underline-color="font-color" officeooo:rsid="0023e97e" officeooo:paragraph-rsid="0023e97e"/>
    </style:style>
    <style:style style:name="P26" style:family="paragraph" style:parent-style-name="Standard">
      <style:text-properties style:text-underline-style="solid" style:text-underline-width="auto" style:text-underline-color="font-color" officeooo:rsid="0025870e" officeooo:paragraph-rsid="0025870e"/>
    </style:style>
    <style:style style:name="P27" style:family="paragraph" style:parent-style-name="Standard">
      <style:text-properties style:text-underline-style="solid" style:text-underline-width="auto" style:text-underline-color="font-color" officeooo:rsid="0025870e" officeooo:paragraph-rsid="00280406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435dfa" officeooo:paragraph-rsid="00435dfa" style:font-weight-asian="bold" style:font-weight-complex="bold"/>
    </style:style>
    <style:style style:name="P29" style:family="paragraph" style:parent-style-name="Standard">
      <style:text-properties officeooo:rsid="0025870e" officeooo:paragraph-rsid="00319dc5"/>
    </style:style>
    <style:style style:name="P30" style:family="paragraph" style:parent-style-name="Standard" style:list-style-name="L2">
      <style:text-properties officeooo:paragraph-rsid="0022690c"/>
    </style:style>
    <style:style style:name="P31" style:family="paragraph" style:parent-style-name="Standard" style:list-style-name="L2">
      <style:text-properties officeooo:paragraph-rsid="0025f04b"/>
    </style:style>
    <style:style style:name="P32" style:family="paragraph" style:parent-style-name="Standard">
      <style:text-properties officeooo:rsid="002703e8" officeooo:paragraph-rsid="002703e8"/>
    </style:style>
    <style:style style:name="P33" style:family="paragraph" style:parent-style-name="Standard">
      <style:paragraph-properties fo:text-align="start" style:justify-single-word="false"/>
      <style:text-properties officeooo:rsid="002703e8" officeooo:paragraph-rsid="00334d73"/>
    </style:style>
    <style:style style:name="P34" style:family="paragraph" style:parent-style-name="Standard">
      <style:text-properties officeooo:rsid="002703e8" officeooo:paragraph-rsid="00336244"/>
    </style:style>
    <style:style style:name="P35" style:family="paragraph" style:parent-style-name="Standard">
      <style:text-properties officeooo:rsid="002703e8" officeooo:paragraph-rsid="003a7a21"/>
    </style:style>
    <style:style style:name="P36" style:family="paragraph" style:parent-style-name="Standard">
      <style:text-properties officeooo:rsid="00280406" officeooo:paragraph-rsid="00280406"/>
    </style:style>
    <style:style style:name="P37" style:family="paragraph" style:parent-style-name="Standard" style:list-style-name="L3">
      <style:text-properties officeooo:rsid="00280406" officeooo:paragraph-rsid="00280406"/>
    </style:style>
    <style:style style:name="P38" style:family="paragraph" style:parent-style-name="Standard">
      <style:text-properties officeooo:rsid="00290caf" officeooo:paragraph-rsid="00290caf"/>
    </style:style>
    <style:style style:name="P39" style:family="paragraph" style:parent-style-name="Standard">
      <style:text-properties officeooo:rsid="002ab1af" officeooo:paragraph-rsid="002ab1af"/>
    </style:style>
    <style:style style:name="P40" style:family="paragraph" style:parent-style-name="Standard">
      <style:text-properties officeooo:rsid="002ba59a" officeooo:paragraph-rsid="002ba59a"/>
    </style:style>
    <style:style style:name="P41" style:family="paragraph" style:parent-style-name="Standard">
      <style:text-properties fo:font-weight="normal" officeooo:rsid="002ba59a" officeooo:paragraph-rsid="002ba59a" style:font-weight-asian="normal" style:font-weight-complex="normal"/>
    </style:style>
    <style:style style:name="P42" style:family="paragraph" style:parent-style-name="Standard">
      <style:text-properties officeooo:rsid="002da06d" officeooo:paragraph-rsid="002da06d"/>
    </style:style>
    <style:style style:name="P43" style:family="paragraph" style:parent-style-name="Standard">
      <style:paragraph-properties fo:text-align="start" style:justify-single-word="false"/>
      <style:text-properties officeooo:rsid="00334d73" officeooo:paragraph-rsid="00334d73"/>
    </style:style>
    <style:style style:name="P44" style:family="paragraph" style:parent-style-name="Standard" style:list-style-name="L2">
      <style:text-properties officeooo:rsid="003c1f9c" officeooo:paragraph-rsid="003c1f9c"/>
    </style:style>
    <style:style style:name="P45" style:family="paragraph" style:parent-style-name="Standard" style:list-style-name="L2">
      <style:text-properties officeooo:rsid="003c1f9c" officeooo:paragraph-rsid="003cc343"/>
    </style:style>
    <style:style style:name="P46" style:family="paragraph" style:parent-style-name="Standard" style:list-style-name="L2">
      <style:text-properties officeooo:rsid="003c1f9c" officeooo:paragraph-rsid="003db934"/>
    </style:style>
    <style:style style:name="P47" style:family="paragraph" style:parent-style-name="Standard" style:list-style-name="L2">
      <style:text-properties officeooo:rsid="003c1f9c" officeooo:paragraph-rsid="00430c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62a7" style:font-weight-asian="bold" style:font-weight-complex="bold"/>
    </style:style>
    <style:style style:name="T3" style:family="text">
      <style:text-properties fo:font-weight="bold" officeooo:rsid="0019c807" style:font-weight-asian="bold" style:font-weight-complex="bold"/>
    </style:style>
    <style:style style:name="T4" style:family="text">
      <style:text-properties officeooo:rsid="0019c807"/>
    </style:style>
    <style:style style:name="T5" style:family="text">
      <style:text-properties officeooo:rsid="001bbeef"/>
    </style:style>
    <style:style style:name="T6" style:family="text">
      <style:text-properties officeooo:rsid="001ca88c"/>
    </style:style>
    <style:style style:name="T7" style:family="text">
      <style:text-properties officeooo:rsid="001cca4f"/>
    </style:style>
    <style:style style:name="T8" style:family="text">
      <style:text-properties officeooo:rsid="0022690c"/>
    </style:style>
    <style:style style:name="T9" style:family="text">
      <style:text-properties officeooo:rsid="0025870e"/>
    </style:style>
    <style:style style:name="T10" style:family="text">
      <style:text-properties officeooo:rsid="0025f04b"/>
    </style:style>
    <style:style style:name="T11" style:family="text">
      <style:text-properties officeooo:rsid="0027d2bf"/>
    </style:style>
    <style:style style:name="T12" style:family="text">
      <style:text-properties officeooo:rsid="00280406"/>
    </style:style>
    <style:style style:name="T13" style:family="text">
      <style:text-properties officeooo:rsid="00280a4f"/>
    </style:style>
    <style:style style:name="T14" style:family="text">
      <style:text-properties officeooo:rsid="0028d210"/>
    </style:style>
    <style:style style:name="T15" style:family="text">
      <style:text-properties officeooo:rsid="002e15fb"/>
    </style:style>
    <style:style style:name="T16" style:family="text">
      <style:text-properties officeooo:rsid="00334d73"/>
    </style:style>
    <style:style style:name="T17" style:family="text">
      <style:text-properties officeooo:rsid="00336244"/>
    </style:style>
    <style:style style:name="T18" style:family="text">
      <style:text-properties officeooo:rsid="00351c9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319dc5"/>
    </style:style>
    <style:style style:name="T21" style:family="text">
      <style:text-properties style:text-underline-style="solid" style:text-underline-width="auto" style:text-underline-color="font-color" officeooo:rsid="0025f04b"/>
    </style:style>
    <style:style style:name="T22" style:family="text">
      <style:text-properties officeooo:rsid="0038840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3a7a21"/>
    </style:style>
    <style:style style:name="T25" style:family="text">
      <style:text-properties officeooo:rsid="003a9dd4"/>
    </style:style>
    <style:style style:name="T26" style:family="text">
      <style:text-properties officeooo:rsid="003c47f5"/>
    </style:style>
    <style:style style:name="T27" style:family="text">
      <style:text-properties officeooo:rsid="003cc343"/>
    </style:style>
    <style:style style:name="T28" style:family="text">
      <style:text-properties officeooo:rsid="003f61fa"/>
    </style:style>
    <style:style style:name="T29" style:family="text">
      <style:text-properties officeooo:rsid="0041500f"/>
    </style:style>
    <style:style style:name="T30" style:family="text">
      <style:text-properties officeooo:rsid="00430c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dvanced Advance Directive</text:p>
      <text:p text:style-name="P1"/>
      <text:p text:style-name="P1">I, _____________________<text:span text:style-name="T11">[full name]</text:span>, willfully and voluntarily on _______________ <text:span text:style-name="T11">[date],</text:span> declare that if I am incapacitated that the following will dictate clinical decisions relating to me.</text:p>
      <text:p text:style-name="P1"/>
      <text:p text:style-name="P12">Specific medical situations</text:p>
      <text:p text:style-name="P20">Should the following medical situations apply to me, <text:span text:style-name="T18">I direct my care for these situations as follows.</text:span></text:p>
      <text:p text:style-name="P18"/>
      <text:p text:style-name="P25">WITHDRAWAL <text:span text:style-name="T10">MEASURES</text:span></text:p>
      <text:p text:style-name="P23">Should any of the following WITHDRAWAL CONDITIONS apply to me, I direct that life-prolonging therapies or procedures be withheld or withdrawn when the application of such therapies would serve only to prolong artificially the process of dying, and I demand that if such WITHDRAWAL CONDITIONS are met that I be permitted to die naturally with only palliative therapies/procedures deemed necessary to provide me with comfort or the alleviation of pain <text:span text:style-name="T9">(henceforth referred to as WITHDRAWAL MEASURES)</text:span>.</text:p>
      <text:p text:style-name="P21"/>
      <text:p text:style-name="P26">WITHDRAWAL <text:span text:style-name="T10">CONDITIONS</text:span></text:p>
      <text:list xml:id="list5516441323700507880" text:style-name="L2">
        <text:list-item>
          <text:p text:style-name="P30"><text:span text:style-name="T8">universally poor outcome as defined by:</text:span></text:p>
          <text:list>
            <text:list-item>
              <text:p text:style-name="P31"><text:span text:style-name="T8">intracranial hemorrhage with ICH score of 5</text:span></text:p>
            </text:list-item>
            <text:list-item>
              <text:p text:style-name="P45">post-anoxic encephalopathy following cardiac arrest if no hypothermia and one of the following <text:span text:style-name="T27">(see PMID 16864809)</text:span>:</text:p>
              <text:list>
                <text:list-item>
                  <text:p text:style-name="P46">myoclonus status epilepticus in first 24 hours from primary circulatory arrest <text:span text:style-name="T29">(unless circulatory arrest is secondary to respiratory failure)</text:span></text:p>
                </text:list-item>
                <text:list-item>
                  <text:p text:style-name="P47">absence of pupillary responses 1 to 3 <text:span text:style-name="T30">days </text:span>after CPR</text:p>
                </text:list-item>
                <text:list-item>
                  <text:p text:style-name="P46">absent corneal reflexes within days 1 to 3 <text:span text:style-name="T30">days </text:span>after CPR</text:p>
                </text:list-item>
                <text:list-item>
                  <text:p text:style-name="P46">absent or extensor motor responses after 3 days</text:p>
                </text:list-item>
                <text:list-item>
                  <text:p text:style-name="P44">bilateral absence of N20 of SSEP with median nerve stimulation on days 1 to 3 or later after CPR</text:p>
                </text:list-item>
                <text:list-item>
                  <text:p text:style-name="P44"><text:span text:style-name="T26">serum neuron-specific enolase (</text:span>NSE<text:span text:style-name="T26">)</text:span> level &gt; 33ug/L at days 1 to 3</text:p>
                </text:list-item>
              </text:list>
            </text:list-item>
          </text:list>
        </text:list-item>
        <text:list-item>
          <text:p text:style-name="P24">medical condition from which my attending physician and a second consulting physician determine there is no reasonable medical probability of meaningful recovery</text:p>
        </text:list-item>
      </text:list>
      <text:list xml:id="list1305385792625873960" text:style-name="L1">
        <text:list-header>
          <text:p text:style-name="P22"/>
        </text:list-header>
      </text:list>
      <text:p text:style-name="P32">I furthermore elaborate the following care directives for specific medical conditions:</text:p>
      <text:p text:style-name="P32"/>
      <text:p text:style-name="P32">____ [check if applicable] NO further directives for specific medical conditions</text:p>
      <text:p text:style-name="P32"/>
      <text:p text:style-name="P32">OR [elaborate specific directives IF above box NOT checked]</text:p>
      <text:p text:style-name="P32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<text:soft-page-break/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27"><text:span text:style-name="T12">DO NOT RESUSCITATE</text:span> <text:span text:style-name="T14">MEASURES</text:span></text:p>
      <text:p text:style-name="P36">Should any of the following DNR CONDITIONS apply to me, I direct that the following treatment measures <text:span text:style-name="T13">(DNR MEASURES) </text:span>should be carried out:</text:p>
      <text:list xml:id="list204014310118357525" text:style-name="L3">
        <text:list-item>
          <text:p text:style-name="P37">NO delivery of cardiopulmonary resuscitation involving chest compressions</text:p>
        </text:list-item>
        <text:list-item>
          <text:p text:style-name="P37">NO intubation / mechanical ventilation</text:p>
        </text:list-item>
      </text:list>
      <text:p text:style-name="P38">I understand that should the DNR CONDITIONS be met that this would not preclude life-sustaining treatments so long as the DNR MEASURES were carried out.</text:p>
      <text:p text:style-name="P38"/>
      <text:p text:style-name="P29"><text:span text:style-name="T20">DNR</text:span><text:span text:style-name="T19"> </text:span><text:span text:style-name="T21">CONDITIONS</text:span></text:p>
      <text:p text:style-name="P10"/>
      <text:p text:style-name="P33">____ [check if applicable] NO <text:span text:style-name="T16">specific DNR CONDITIONS</text:span></text:p>
      <text:p text:style-name="P33"/>
      <text:p text:style-name="P43">OR [elaborate specific DNR CONDITIONS]</text:p>
      <text:p text:style-name="P8">___________________________________________________________________________</text:p>
      <text:p text:style-name="P8"/>
      <text:p text:style-name="P8">___________________________________________________________________________</text:p>
      <text:p text:style-name="P8"/>
      <text:p text:style-name="P8">___________________________________________________________________________</text:p>
      <text:p text:style-name="P1"/>
      <text:p text:style-name="P11">Medical Surrogate/Proxy</text:p>
      <text:p text:style-name="P9">If I am incapacitated <text:span text:style-name="T6">such that I am unable </text:span>to <text:span text:style-name="T6">provide informed consent regarding medical care,</text:span> then I <text:span text:style-name="T6">designate</text:span> the following health care surrogate to make decisions for me <text:span text:style-name="T7">(if stipulated below)</text:span>. <text:span text:style-name="T5">Should they be unable to make decisions for me, I designate the secondary health care surrogate as per below (if so stipulated). Their designation comes with the following caveats regarding what they can and cannot decide for me:</text:span></text:p>
      <text:p text:style-name="P9"/>
      <text:p text:style-name="P32">____ [check if applicable] NO further caveats regarding medical surrogate decision making</text:p>
      <text:p text:style-name="P9"/>
      <text:p text:style-name="P32">OR [elaborate specific caveats for medical surrogate]</text:p>
      <text:p text:style-name="P32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7">___________________________________________________________________________</text:p>
      <text:p text:style-name="P7"/>
      <text:p text:style-name="P19"/>
      <text:p text:style-name="P4"><text:soft-page-break/></text:p>
      <text:p text:style-name="P1"/>
      <text:p text:style-name="P2">My <text:span text:style-name="T3">primary</text:span><text:span text:style-name="T4"> </text:span><text:span text:style-name="T2">health care surrogate/proxy</text:span> is:</text:p>
      <text:p text:style-name="P2"/>
      <text:p text:style-name="P34">____ [check if applicable] NO <text:span text:style-name="T17">primary health care surrogate (this voids secondary health care surrogate section that follows)</text:span></text:p>
      <text:p text:style-name="P34"/>
      <text:p text:style-name="P2">Name:<text:tab/><text:tab/>________________</text:p>
      <text:p text:style-name="P2"/>
      <text:p text:style-name="P2">Phone:<text:tab/><text:tab/>________________</text:p>
      <text:p text:style-name="P2"/>
      <text:p text:style-name="P5"><text:span text:style-name="T22">Email</text:span>:<text:tab/><text:tab/>________________</text:p>
      <text:p text:style-name="P2">Address:<text:tab/>________________</text:p>
      <text:p text:style-name="P2"/>
      <text:p text:style-name="P2"><text:tab/><text:tab/>________________</text:p>
      <text:p text:style-name="P1"/>
      <text:p text:style-name="P3">My <text:span text:style-name="T3">secondary</text:span><text:span text:style-name="T4"> </text:span><text:span text:style-name="T2">health care surrogate/proxy</text:span> is:</text:p>
      <text:p text:style-name="P3"/>
      <text:p text:style-name="P34">____ [check if applicable] NO <text:span text:style-name="T17">secondary health care surrogate</text:span></text:p>
      <text:p text:style-name="P34"/>
      <text:p text:style-name="P3">Name:<text:tab/><text:tab/>________________</text:p>
      <text:p text:style-name="P3"/>
      <text:p text:style-name="P3">Phone:<text:tab/><text:tab/>________________</text:p>
      <text:p text:style-name="P3"/>
      <text:p text:style-name="P5"><text:span text:style-name="T22">Email</text:span>:<text:tab/><text:tab/>________________</text:p>
      <text:p text:style-name="P5"/>
      <text:p text:style-name="P3">Address:<text:tab/>________________</text:p>
      <text:p text:style-name="P3"/>
      <text:p text:style-name="P3"><text:tab/><text:tab/>________________</text:p>
      <text:p text:style-name="P3"/>
      <text:p text:style-name="P1">My <text:span text:style-name="T1">primary care physician</text:span> is:</text:p>
      <text:p text:style-name="P1"/>
      <text:p text:style-name="P34">____ [check if applicable] NO further caveats regarding medical surrogate decision making</text:p>
      <text:p text:style-name="P34"/>
      <text:p text:style-name="P1">Name:<text:tab/><text:tab/>________________</text:p>
      <text:p text:style-name="P1"/>
      <text:p text:style-name="P1">Phone:<text:tab/><text:tab/>________________</text:p>
      <text:p text:style-name="P1"/>
      <text:p text:style-name="P5"><text:span text:style-name="T22">Email</text:span>:<text:tab/><text:tab/>________________</text:p>
      <text:p text:style-name="P5"/>
      <text:p text:style-name="P5">Address:<text:tab/>________________</text:p>
      <text:p text:style-name="P1"/>
      <text:p text:style-name="P1"><text:tab/><text:tab/>________________</text:p>
      <text:p text:style-name="P1"/>
      <text:p text:style-name="P13"/>
      <text:p text:style-name="P15">Notifications</text:p>
      <text:p text:style-name="P16"><text:span text:style-name="T23">The following individuals should be notified should WITHDRAWAL CONDITIONS or DNR CONDITIONS be met:</text:span></text:p>
      <text:p text:style-name="P16"><text:span text:style-name="T23"/></text:p>
      <text:p text:style-name="P35"><text:soft-page-break/>____ [check if applicable] NO <text:span text:style-name="T24">one except my primary/secondary surrogates if specified above</text:span></text:p>
      <text:p text:style-name="P35"><text:line-break/><text:span text:style-name="T24">OR</text:span></text:p>
      <text:p text:style-name="P35"/>
      <text:p text:style-name="P17"><text:span text:style-name="T23">__________________________</text:span></text:p>
      <text:p text:style-name="P17"/>
      <text:p text:style-name="P17"><text:span text:style-name="T23">__________________________</text:span></text:p>
      <text:p text:style-name="P17"><text:span text:style-name="T23"/></text:p>
      <text:p text:style-name="P17"><text:span text:style-name="T23">__________________________</text:span></text:p>
      <text:p text:style-name="P17"><text:span text:style-name="T23"/></text:p>
      <text:p text:style-name="P17"><text:span text:style-name="T23">__________________________</text:span></text:p>
      <text:p text:style-name="P13"/>
      <text:p text:style-name="P13">Disclaimer &amp; Liability Exclusion</text:p>
      <text:p text:style-name="P39"/>
      <text:p text:style-name="P39">I understand that only I, ____________________, am responsible ensuring the legal, medical, <text:span text:style-name="T25">and practical </text:span>veracity of this document. <text:span text:style-name="T25">I understand there may be highly significant unintended consequences from using this document. </text:span>I will not hold liable the authors/contributors of this document for any way <text:span text:style-name="T25">that it may be used.</text:span></text:p>
      <text:p text:style-name="P6"/>
      <text:p text:style-name="P13">License</text:p>
      <text:p text:style-name="P42">BSD – <text:span text:style-name="T15">see full license information at github</text:span></text:p>
      <text:p text:style-name="P40"/>
      <text:p text:style-name="P14">Source</text:p>
      <text:p text:style-name="P41">this document is from the deathstore project at www.deathstore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04:40:57.251708000</meta:creation-date>
    <dc:date>2016-06-27T19:17:19.653250000</dc:date>
    <meta:editing-duration>P1DT14H20M12S</meta:editing-duration>
    <meta:editing-cycles>47</meta:editing-cycles>
    <meta:generator>LibreOffice/5.0.0.5$MacOSX_X86_64 LibreOffice_project/1b1a90865e348b492231e1c451437d7a15bb262b</meta:generator>
    <meta:document-statistic meta:table-count="0" meta:image-count="0" meta:object-count="0" meta:page-count="4" meta:paragraph-count="85" meta:word-count="677" meta:character-count="5862" meta:non-whitespace-character-count="5265"/>
  </office:meta>
</office:document-meta>
</file>